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最適化</text:p>
                    <text:list>
                      <text:list-item>
                        <text:p>sin、cosのアセンブリコード組み込み</text:p>
                      </text:list-item>
                      <text:list-item>
                        <text:p>定数畳み込み改良</text:p>
                      </text:list-item>
                      <text:list-item>
                        <text:p>23.5億命令 → 22.1億命令</text:p>
                      </text:list-item>
                    </text:list>
                  </text:list-item>
                  <text:list-item>
                    <text:p>コンパイラを2ndアーキテクチャに対応</text:p>
                    <text:list>
                      <text:list-item>
                        <text:p>シミュレータ待ち</text:p>
                      </text:list-item>
                    </text:list>
                  </text:list-item>
                </text:list>
              </text:list-item>
              <text:list-item>
                <text:p>今週やること</text:p>
                <text:list>
                  <text:list-item>
                    <text:p>最適化の続き</text:p>
                  </text:list-item>
                  <text:list-item>
                    <text:p>（シミュレータが完成次第）コンパイラのデバッ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1H31M41S</meta:editing-duration>
    <meta:editing-cycles>13</meta:editing-cycles>
    <dc:date>2012-11-26T19:49:50</dc:date>
    <meta:generator>LibreOffice/3.3$Unix LibreOffice_project/330m19$Build-401</meta:generator>
    <dc:creator>hs </dc:creator>
    <meta:document-statistic meta:object-count="25"/>
  </office:meta>
</office:document-meta>
</file>